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list-style-name="LFO4" style:family="paragraph"/>
    <style:style style:name="P37" style:parent-style-name="Normal" style:list-style-name="LFO4" style:family="paragraph"/>
    <style:style style:name="P38" style:parent-style-name="Normal" style:list-style-name="LFO4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P41" style:parent-style-name="Normal" style:list-style-name="LFO5" style:family="paragraph"/>
    <style:style style:name="P42" style:parent-style-name="Normal" style:list-style-name="LFO5" style:family="paragraph"/>
    <style:style style:name="P43" style:parent-style-name="Normal" style:list-style-name="LFO5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6" style:family="paragraph"/>
    <style:style style:name="P46" style:parent-style-name="Normal" style:list-style-name="LFO6" style:family="paragraph"/>
    <style:style style:name="P47" style:parent-style-name="Normal" style:list-style-name="LFO6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P50" style:parent-style-name="Normal" style:list-style-name="LFO8" style:family="paragraph"/>
    <style:style style:name="P51" style:parent-style-name="Normal" style:list-style-name="LFO8" style:family="paragraph"/>
    <style:style style:name="P52" style:parent-style-name="Normal" style:list-style-name="LFO8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9" style:family="paragraph"/>
    <style:style style:name="P57" style:parent-style-name="Normal" style:list-style-name="LFO9" style:family="paragraph"/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10" style:family="paragraph"/>
    <style:style style:name="P60" style:parent-style-name="Normal" style:list-style-name="LFO10" style:family="paragraph"/>
    <style:style style:name="P61" style:parent-style-name="Normal" style:list-style-name="LFO10" style:family="paragraph"/>
    <style:style style:name="P62" style:parent-style-name="Normal" style:list-style-name="LFO10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11" style:family="paragraph"/>
    <style:style style:name="P65" style:parent-style-name="Normal" style:list-style-name="LFO11" style:family="paragraph"/>
    <style:style style:name="P66" style:parent-style-name="Normal" style:list-style-name="LFO11" style:family="paragraph"/>
    <style:style style:name="P67" style:parent-style-name="Normal" style:family="paragraph">
      <style:text-properties fo:font-weight="bold" style:font-weight-asian="bold" style:font-weight-complex="bold"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list-style-name="LFO12" style:family="paragraph"/>
    <style:style style:name="P70" style:parent-style-name="Normal" style:list-style-name="LFO12" style:family="paragraph"/>
    <style:style style:name="P71" style:parent-style-name="Normal" style:list-style-name="LFO12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13" style:family="paragraph"/>
    <style:style style:name="P76" style:parent-style-name="Normal" style:list-style-name="LFO13" style:family="paragraph"/>
    <style:style style:name="P77" style:parent-style-name="Normal" style:list-style-name="LFO13" style:family="paragraph"/>
    <style:style style:name="T7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14" style:family="paragraph"/>
    <style:style style:name="P81" style:parent-style-name="Normal" style:list-style-name="LFO15" style:family="paragraph"/>
    <style:style style:name="P82" style:parent-style-name="Normal" style:list-style-name="LFO16" style:family="paragraph"/>
    <style:style style:name="P83" style:parent-style-name="Normal" style:list-style-name="LFO17" style:family="paragraph"/>
    <style:style style:name="T8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font-weight="bold" style:font-weight-asian="bold" style:font-weight-complex="bold" fo:language="en" fo:country="GB"/>
    </style:style>
    <style:style style:name="T9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18" style:family="paragraph"/>
    <style:style style:name="P93" style:parent-style-name="Normal" style:list-style-name="LFO18" style:family="paragraph"/>
    <style:style style:name="P94" style:parent-style-name="Normal" style:list-style-name="LFO18" style:family="paragraph"/>
    <style:style style:name="P95" style:parent-style-name="Normal" style:list-style-name="LFO18" style:family="paragraph"/>
    <style:style style:name="P96" style:parent-style-name="Normal" style:list-style-name="LFO18" style:family="paragraph"/>
    <style:style style:name="P97" style:parent-style-name="Normal" style:list-style-name="LFO18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🗺️</text:span><text:span text:style-name="T3"><text:s/>ROADMAP COMPLÈTE</text:span></text:p>
      <text:p text:style-name="P4">PHASE 1 — Définition du produit (1–3 jours)</text:p>
      <text:p text:style-name="Normal"><text:span text:style-name="T5">🎯</text:span><text:span text:style-name="T6"><text:s/>Objectif</text:span></text:p>
      <text:p text:style-name="Normal">Clarifier ce que tu vends exactement.</text:p>
      <text:p text:style-name="Normal"><text:span text:style-name="T7">À décider :</text:span></text:p>
      <text:list text:style-name="LFO1" text:continue-numbering="true">
        <text:list-item>
          <text:p text:style-name="P8">type de cours :<text:s/></text:p>
          <text:list text:continue-numbering="true">
            <text:list-item>
              <text:p text:style-name="P9">masterclass complète (ex : couscous)<text:s/></text:p>
            </text:list-item>
            <text:list-item>
              <text:p text:style-name="P10">mini-cours (ex : sauces, techniques)<text:s/></text:p>
            </text:list-item>
          </text:list>
        </text:list-item>
        <text:list-item>
          <text:p text:style-name="P11">niveau :<text:s/></text:p>
          <text:list text:continue-numbering="true">
            <text:list-item>
              <text:p text:style-name="P12">débutant<text:s/></text:p>
            </text:list-item>
            <text:list-item>
              <text:p text:style-name="P13">intermédiaire<text:s/></text:p>
            </text:list-item>
          </text:list>
        </text:list-item>
        <text:list-item>
          <text:p text:style-name="P14">langue :<text:s/></text:p>
          <text:list text:continue-numbering="true">
            <text:list-item>
              <text:p text:style-name="P15">français<text:s/></text:p>
            </text:list-item>
            <text:list-item>
              <text:p text:style-name="P16">arabe<text:s/></text:p>
            </text:list-item>
            <text:list-item>
              <text:p text:style-name="P17">bilingue<text:s/></text:p>
            </text:list-item>
          </text:list>
        </text:list-item>
      </text:list>
      <text:p text:style-name="Normal"><text:span text:style-name="T18">Livrables</text:span></text:p>
      <text:list text:style-name="LFO2" text:continue-numbering="true">
        <text:list-item>
          <text:p text:style-name="P19">liste de 3 à 6 cours minimum<text:s/></text:p>
        </text:list-item>
        <text:list-item>
          <text:p text:style-name="P20">structure de chaque cours<text:s/></text:p>
        </text:list-item>
      </text:list>
      <text:p text:style-name="Normal">Exemple :</text:p>
      <text:p text:style-name="Normal">Cours : Couscous traditionnel<text:line-break/>module 1 : ingrédients<text:line-break/>module 2 : préparation semoule<text:line-break/>module 3 : sauce<text:line-break/>module 4 : dressage</text:p>
      <text:p text:style-name="Normal"><draw:custom-shape svg:x="0in" svg:y="0in" svg:width="45.51042in" svg:height="0.00139in" draw:z-index="0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21">PHASE 2 — Adapter ton e-commerce en LMS (3–7 jours)</text:p>
      <text:p text:style-name="Normal"><text:span text:style-name="T22">🧱</text:span><text:span text:style-name="T23"><text:s/>Base de données</text:span></text:p>
      <text:p text:style-name="Normal">Créer nouvelles tables :</text:p>
      <text:soft-page-break/>
      <text:p text:style-name="Normal">users<text:line-break/>courses<text:line-break/>lessons<text:line-break/>purchases<text:line-break/>progress</text:p>
      <text:p text:style-name="P24">Exemple structure</text:p>
      <text:p text:style-name="Normal"><text:span text:style-name="T25">courses</text:span></text:p>
      <text:list text:style-name="LFO3" text:continue-numbering="true">
        <text:list-item>
          <text:p text:style-name="P26">id<text:s/></text:p>
        </text:list-item>
        <text:list-item>
          <text:p text:style-name="P27">title<text:s/></text:p>
        </text:list-item>
        <text:list-item>
          <text:p text:style-name="P28">description<text:s/></text:p>
        </text:list-item>
        <text:list-item>
          <text:p text:style-name="P29">price<text:s/></text:p>
        </text:list-item>
        <text:list-item>
          <text:p text:style-name="P30">level<text:s/></text:p>
        </text:list-item>
        <text:list-item>
          <text:p text:style-name="P31">thumbnail<text:s/></text:p>
        </text:list-item>
        <text:list-item>
          <text:p text:style-name="P32">duration<text:s/></text:p>
        </text:list-item>
      </text:list>
      <text:p text:style-name="Normal"><text:span text:style-name="T33">lessons</text:span></text:p>
      <text:list text:style-name="LFO4" text:continue-numbering="true">
        <text:list-item>
          <text:p text:style-name="P34">id<text:s/></text:p>
        </text:list-item>
        <text:list-item>
          <text:p text:style-name="P35">course_id<text:s/></text:p>
        </text:list-item>
        <text:list-item>
          <text:p text:style-name="P36">title<text:s/></text:p>
        </text:list-item>
        <text:list-item>
          <text:p text:style-name="P37">video_url<text:s/></text:p>
        </text:list-item>
        <text:list-item>
          <text:p text:style-name="P38">order<text:s/></text:p>
        </text:list-item>
      </text:list>
      <text:p text:style-name="Normal"><text:span text:style-name="T39">purchases</text:span></text:p>
      <text:list text:style-name="LFO5" text:continue-numbering="true">
        <text:list-item>
          <text:p text:style-name="P40">id<text:s/></text:p>
        </text:list-item>
        <text:list-item>
          <text:p text:style-name="P41">user_id<text:s/></text:p>
        </text:list-item>
        <text:list-item>
          <text:p text:style-name="P42">course_id<text:s/></text:p>
        </text:list-item>
        <text:list-item>
          <text:p text:style-name="P43">stripe_payment_id<text:s/></text:p>
        </text:list-item>
      </text:list>
      <text:p text:style-name="Normal"><draw:custom-shape svg:x="0in" svg:y="0in" svg:width="45.51042in" svg:height="0.00139in" draw:z-index="0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44">PHASE 3 — Paiement digital (1–2 jours)</text:p>
      <text:p text:style-name="Normal">Adapter paiement existant avec Stripe</text:p>
      <text:p text:style-name="Normal">Après paiement :</text:p>
      <text:soft-page-break/>
      <text:list text:style-name="LFO6" text:continue-numbering="true">
        <text:list-item>
          <text:p text:style-name="P45">webhook Stripe<text:s/></text:p>
        </text:list-item>
        <text:list-item>
          <text:p text:style-name="P46">créer purchase<text:s/></text:p>
        </text:list-item>
        <text:list-item>
          <text:p text:style-name="P47">débloquer accès<text:s/></text:p>
        </text:list-item>
      </text:list>
      <text:p text:style-name="Normal">Flow :</text:p>
      <text:p text:style-name="Normal">user clique acheter<text:line-break/>→ paiement<text:line-break/>→ webhook stripe<text:line-break/>→ create purchase<text:line-break/>→ accès cours</text:p>
      <text:p text:style-name="Normal"><draw:custom-shape svg:x="0in" svg:y="0in" svg:width="45.51042in" svg:height="0.00139in" draw:z-index="0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48">PHASE 4 — Vidéo hosting (1 jour)</text:p>
      <text:p text:style-name="Normal">Uploader vidéos sur :</text:p>
      <text:list text:style-name="LFO7" text:continue-numbering="true">
        <text:list-item>
          <text:p text:style-name="P49">Vimeo (recommandé)<text:s/></text:p>
        </text:list-item>
      </text:list>
      <text:p text:style-name="Normal">Pourquoi :</text:p>
      <text:list text:style-name="LFO8" text:continue-numbering="true">
        <text:list-item>
          <text:p text:style-name="P50">vidéos privées<text:s/></text:p>
        </text:list-item>
        <text:list-item>
          <text:p text:style-name="P51">pas de téléchargement<text:s/></text:p>
        </text:list-item>
        <text:list-item>
          <text:p text:style-name="P52">player propre<text:s/></text:p>
        </text:list-item>
      </text:list>
      <text:p text:style-name="Normal">Stocker dans DB :</text:p>
      <text:p text:style-name="Normal">video_url</text:p>
      <text:p text:style-name="Normal"><draw:custom-shape svg:x="0in" svg:y="0in" svg:width="45.51042in" svg:height="0.00139in" draw:z-index="0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53">PHASE 5 — Dashboard utilisateur (3–5 jours)</text:p>
      <text:p text:style-name="Normal">Créer pages :</text:p>
      <text:p text:style-name="P54">1. Mes cours</text:p>
      <text:p text:style-name="Normal">liste des cours achetés</text:p>
      <text:p text:style-name="P55">2. Page cours</text:p>
      <text:p text:style-name="Normal">structure :</text:p>
      <text:p text:style-name="Normal">Titre<text:line-break/>liste des leçons<text:line-break/>lecteur vidéo<text:line-break/>progression</text:p>
      <text:soft-page-break/>
      <text:p text:style-name="Normal">Fonctions :</text:p>
      <text:list text:style-name="LFO9" text:continue-numbering="true">
        <text:list-item>
          <text:p text:style-name="P56">marquer leçon terminée<text:s/></text:p>
        </text:list-item>
        <text:list-item>
          <text:p text:style-name="P57">reprendre lecture<text:s/></text:p>
        </text:list-item>
      </text:list>
      <text:p text:style-name="Normal"><draw:custom-shape svg:x="0in" svg:y="0in" svg:width="45.51042in" svg:height="0.00139in" draw:z-index="0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58">PHASE 6 — UX spécifique e-learning (2–4 jours)</text:p>
      <text:p text:style-name="Normal">Adapter ton design :</text:p>
      <text:p text:style-name="Normal">Ajouter :</text:p>
      <text:list text:style-name="LFO10" text:continue-numbering="true">
        <text:list-item>
          <text:p text:style-name="P59">preview gratuite<text:s/></text:p>
        </text:list-item>
        <text:list-item>
          <text:p text:style-name="P60">page instructeur<text:s/></text:p>
        </text:list-item>
        <text:list-item>
          <text:p text:style-name="P61">FAQ<text:s/></text:p>
        </text:list-item>
        <text:list-item>
          <text:p text:style-name="P62">avis clients<text:s/></text:p>
        </text:list-item>
      </text:list>
      <text:p text:style-name="Normal">Sections page accueil :</text:p>
      <text:p text:style-name="Normal">hero section<text:line-break/>liste cours<text:line-break/>pourquoi apprendre cuisine algérienne<text:line-break/>témoignages<text:line-break/>FAQ</text:p>
      <text:p text:style-name="Normal"><draw:custom-shape svg:x="0in" svg:y="0in" svg:width="45.51042in" svg:height="0.00139in" draw:z-index="0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P63">PHASE 7 — Contenu (5–10 jours)</text:p>
      <text:p text:style-name="Normal">Filmer :</text:p>
      <text:p text:style-name="Normal">minimum viable :</text:p>
      <text:p text:style-name="Normal">3 cours</text:p>
      <text:p text:style-name="Normal">exemple :</text:p>
      <text:list text:style-name="LFO11" text:continue-numbering="true">
        <text:list-item>
          <text:p text:style-name="P64">couscous<text:s/></text:p>
        </text:list-item>
        <text:list-item>
          <text:p text:style-name="P65">chorba<text:s/></text:p>
        </text:list-item>
        <text:list-item>
          <text:p text:style-name="P66">makrout<text:s/></text:p>
        </text:list-item>
      </text:list>
      <text:p text:style-name="Normal">Structure vidéo :</text:p>
      <text:p text:style-name="Normal">intro (30s)<text:line-break/>étapes filmées<text:line-break/>résultat final</text:p>
      <text:soft-page-break/>
      <text:p text:style-name="Normal"><draw:custom-shape svg:x="0in" svg:y="0in" svg:width="45.51042in" svg:height="0.00139in" draw:z-index="0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67">PHASE 8 — SEO &amp; marketing (continu)</text:p>
      <text:p text:style-name="P68">Créer :</text:p>
      <text:p text:style-name="Normal">Instagram<text:line-break/>TikTok<text:line-break/>YouTube</text:p>
      <text:p text:style-name="Normal">Poster :</text:p>
      <text:list text:style-name="LFO12" text:continue-numbering="true">
        <text:list-item>
          <text:p text:style-name="P69">extraits<text:s/></text:p>
        </text:list-item>
        <text:list-item>
          <text:p text:style-name="P70">tips cuisine<text:s/></text:p>
        </text:list-item>
        <text:list-item>
          <text:p text:style-name="P71">coulisses<text:s/></text:p>
        </text:list-item>
      </text:list>
      <text:p text:style-name="Normal">Objectif :<text:line-break/>attirer trafic gratuit</text:p>
      <text:p text:style-name="Normal"><draw:custom-shape svg:x="0in" svg:y="0in" svg:width="45.51042in" svg:height="0.00139in" draw:z-index="0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PHASE 9 — légal (France)<text:s/></text:span><text:span text:style-name="T73">🇫🇷</text:span><text:span text:style-name="T74"><text:s/>(1 jour)</text:span></text:p>
      <text:p text:style-name="Normal">pages obligatoires :</text:p>
      <text:list text:style-name="LFO13" text:continue-numbering="true">
        <text:list-item>
          <text:p text:style-name="P75">mentions légales<text:s/></text:p>
        </text:list-item>
        <text:list-item>
          <text:p text:style-name="P76">politique de confidentialité<text:s/></text:p>
        </text:list-item>
        <text:list-item>
          <text:p text:style-name="P77">CGV<text:s/></text:p>
        </text:list-item>
      </text:list>
      <text:p text:style-name="Normal"><draw:custom-shape svg:x="0in" svg:y="0in" svg:width="45.51042in" svg:height="0.00139in" draw:z-index="0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🧭</text:span><text:span text:style-name="T79"><text:s/>Architecture technique recommandée</text:span></text:p>
      <text:p text:style-name="Normal">Frontend :</text:p>
      <text:list text:style-name="LFO14" text:continue-numbering="true">
        <text:list-item>
          <text:p text:style-name="P80">React<text:s/></text:p>
        </text:list-item>
      </text:list>
      <text:p text:style-name="Normal">Backend :</text:p>
      <text:list text:style-name="LFO15" text:continue-numbering="true">
        <text:list-item>
          <text:p text:style-name="P81">Node.js<text:s/></text:p>
        </text:list-item>
      </text:list>
      <text:p text:style-name="Normal">Paiement :</text:p>
      <text:list text:style-name="LFO16" text:continue-numbering="true">
        <text:list-item>
          <text:p text:style-name="P82">Stripe<text:s/></text:p>
        </text:list-item>
      </text:list>
      <text:p text:style-name="Normal">Vidéo :</text:p>
      <text:list text:style-name="LFO17" text:continue-numbering="true">
        <text:list-item>
          <text:p text:style-name="P83">Vimeo<text:s/></text:p>
        </text:list-item>
      </text:list>
      <text:p text:style-name="Normal"><draw:custom-shape svg:x="0in" svg:y="0in" svg:width="45.51042in" svg:height="0.00139in" draw:z-index="0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84">📅</text:span><text:span text:style-name="T85"><text:s/>Planning réaliste (rapide)</text:span></text:p>
      <text:p text:style-name="P86">semaine 1</text:p>
      <text:p text:style-name="Normal">adapter DB<text:line-break/>paiement<text:line-break/>vidéo</text:p>
      <text:p text:style-name="P87">semaine 2</text:p>
      <text:p text:style-name="P88">dashboard<text:line-break/>design<text:line-break/>upload cours</text:p>
      <text:p text:style-name="P89">semaine 3</text:p>
      <text:p text:style-name="Normal">marketing<text:line-break/>tests<text:line-break/>lancement</text:p>
      <text:p text:style-name="Normal"><draw:custom-shape svg:x="0in" svg:y="0in" svg:width="45.51042in" svg:height="0.00139in" draw:z-index="0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0">✅</text:span><text:span text:style-name="T91"><text:s/>Checklist finale</text:span></text:p>
      <text:p text:style-name="Normal">Avant lancement :</text:p>
      <text:list text:style-name="LFO18" text:continue-numbering="true">
        <text:list-item>
          <text:p text:style-name="P92">3 cours minimum<text:s/></text:p>
        </text:list-item>
        <text:list-item>
          <text:p text:style-name="P93">paiement fonctionnel<text:s/></text:p>
        </text:list-item>
        <text:list-item>
          <text:p text:style-name="P94">accès sécurisé<text:s/></text:p>
        </text:list-item>
        <text:list-item>
          <text:p text:style-name="P95">UX claire<text:s/></text:p>
        </text:list-item>
        <text:list-item>
          <text:p text:style-name="P96">vidéos privées<text:s/></text:p>
        </text:list-item>
        <text:list-item>
          <text:p text:style-name="P97">pages légal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srine Bekkar</meta:initial-creator>
    <dc:creator>Nesrine Bekkar</dc:creator>
    <meta:creation-date>2026-03-04T20:42:00Z</meta:creation-date>
    <dc:date>2026-03-21T21:31:00Z</dc:date>
    <meta:template xlink:href="Normal.dotm" xlink:type="simple"/>
    <meta:editing-cycles>2</meta:editing-cycles>
    <meta:editing-duration>PT0S</meta:editing-duration>
    <meta:document-statistic meta:page-count="6" meta:paragraph-count="4" meta:word-count="384" meta:character-count="2497" meta:row-count="17" meta:non-whitespace-character-count="2117"/>
  </office:meta>
</office:document-meta>
</file>